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2cm"/>
    </style:style>
    <style:style style:name="co2" style:family="table-column">
      <style:table-column-properties fo:break-before="auto" style:column-width="1.037cm"/>
    </style:style>
    <style:style style:name="co3" style:family="table-column">
      <style:table-column-properties fo:break-before="auto" style:column-width="3.13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loor_top_lef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_to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_top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_top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_top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_top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_top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_top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_top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_top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_top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_top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_top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_top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_top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_top_righ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loor_left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0" calcext:value-type="float">
            <text:p>16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4" calcext:value-type="float">
            <text:p>2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88" calcext:value-type="float">
            <text:p>28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20" calcext:value-type="float">
            <text:p>3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52" calcext:value-type="float">
            <text:p>35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84" calcext:value-type="float">
            <text:p>38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16" calcext:value-type="float">
            <text:p>4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48" calcext:value-type="float">
            <text:p>44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80" calcext:value-type="float">
            <text:p>48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_right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loor_left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60" calcext:value-type="float">
            <text:p>160</text:p>
          </table:table-cell>
          <table:table-cell office:value-type="float" office:value="64" calcext:value-type="float">
            <text:p>64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24" calcext:value-type="float">
            <text:p>2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88" calcext:value-type="float">
            <text:p>28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20" calcext:value-type="float">
            <text:p>32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52" calcext:value-type="float">
            <text:p>35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84" calcext:value-type="float">
            <text:p>38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16" calcext:value-type="float">
            <text:p>41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48" calcext:value-type="float">
            <text:p>44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80" calcext:value-type="float">
            <text:p>48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_right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loor_left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28" calcext:value-type="float">
            <text:p>12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60" calcext:value-type="float">
            <text:p>16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92" calcext:value-type="float">
            <text:p>19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24" calcext:value-type="float">
            <text:p>22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6" calcext:value-type="float">
            <text:p>25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88" calcext:value-type="float">
            <text:p>28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20" calcext:value-type="float">
            <text:p>32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52" calcext:value-type="float">
            <text:p>35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84" calcext:value-type="float">
            <text:p>38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16" calcext:value-type="float">
            <text:p>41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48" calcext:value-type="float">
            <text:p>44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80" calcext:value-type="float">
            <text:p>48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_right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loor_left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6" calcext:value-type="float">
            <text:p>96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60" calcext:value-type="float">
            <text:p>16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92" calcext:value-type="float">
            <text:p>19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24" calcext:value-type="float">
            <text:p>22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88" calcext:value-type="float">
            <text:p>28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20" calcext:value-type="float">
            <text:p>32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52" calcext:value-type="float">
            <text:p>35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84" calcext:value-type="float">
            <text:p>38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16" calcext:value-type="float">
            <text:p>416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48" calcext:value-type="float">
            <text:p>44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80" calcext:value-type="float">
            <text:p>48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_right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loor_left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2" calcext:value-type="float">
            <text:p>32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6" calcext:value-type="float">
            <text:p>9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28" calcext:value-type="float">
            <text:p>128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92" calcext:value-type="float">
            <text:p>192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24" calcext:value-type="float">
            <text:p>22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56" calcext:value-type="float">
            <text:p>25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88" calcext:value-type="float">
            <text:p>288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20" calcext:value-type="float">
            <text:p>32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52" calcext:value-type="float">
            <text:p>352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84" calcext:value-type="float">
            <text:p>38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16" calcext:value-type="float">
            <text:p>41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48" calcext:value-type="float">
            <text:p>448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80" calcext:value-type="float">
            <text:p>48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_right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loor_left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4" calcext:value-type="float">
            <text:p>6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60" calcext:value-type="float">
            <text:p>160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24" calcext:value-type="float">
            <text:p>22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56" calcext:value-type="float">
            <text:p>256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88" calcext:value-type="float">
            <text:p>288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20" calcext:value-type="float">
            <text:p>320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52" calcext:value-type="float">
            <text:p>35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84" calcext:value-type="float">
            <text:p>38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16" calcext:value-type="float">
            <text:p>416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48" calcext:value-type="float">
            <text:p>448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80" calcext:value-type="float">
            <text:p>480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_right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loor_left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2" calcext:value-type="float">
            <text:p>32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4" calcext:value-type="float">
            <text:p>64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96" calcext:value-type="float">
            <text:p>96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28" calcext:value-type="float">
            <text:p>128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60" calcext:value-type="float">
            <text:p>160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92" calcext:value-type="float">
            <text:p>192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float" office:value="224" calcext:value-type="float">
            <text:p>2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loor_top_left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56" calcext:value-type="float">
            <text:p>256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_top_right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88" calcext:value-type="float">
            <text:p>288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20" calcext:value-type="float">
            <text:p>320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52" calcext:value-type="float">
            <text:p>352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84" calcext:value-type="float">
            <text:p>384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16" calcext:value-type="float">
            <text:p>416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48" calcext:value-type="float">
            <text:p>448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80" calcext:value-type="float">
            <text:p>480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_right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loor_left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96" calcext:value-type="float">
            <text:p>96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60" calcext:value-type="float">
            <text:p>16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92" calcext:value-type="float">
            <text:p>19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24" calcext:value-type="float">
            <text:p>22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loor_left_bottom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_right_bottom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88" calcext:value-type="float">
            <text:p>288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20" calcext:value-type="float">
            <text:p>32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52" calcext:value-type="float">
            <text:p>35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84" calcext:value-type="float">
            <text:p>38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16" calcext:value-type="float">
            <text:p>416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48" calcext:value-type="float">
            <text:p>448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480" calcext:value-type="float">
            <text:p>48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_right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loor_left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32" calcext:value-type="float">
            <text:p>32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4" calcext:value-type="float">
            <text:p>64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96" calcext:value-type="float">
            <text:p>96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28" calcext:value-type="float">
            <text:p>128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60" calcext:value-type="float">
            <text:p>160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92" calcext:value-type="float">
            <text:p>192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24" calcext:value-type="float">
            <text:p>224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56" calcext:value-type="float">
            <text:p>256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 office:value-type="float" office:value="288" calcext:value-type="float">
            <text:p>28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20" calcext:value-type="float">
            <text:p>320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52" calcext:value-type="float">
            <text:p>352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384" calcext:value-type="float">
            <text:p>384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416" calcext:value-type="float">
            <text:p>416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48" calcext:value-type="float">
            <text:p>448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480" calcext:value-type="float">
            <text:p>480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_right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loor_left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2" calcext:value-type="float">
            <text:p>32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4" calcext:value-type="float">
            <text:p>6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96" calcext:value-type="float">
            <text:p>96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28" calcext:value-type="float">
            <text:p>128</text:p>
          </table:table-cell>
          <table:table-cell office:value-type="float" office:value="320" calcext:value-type="float">
            <text:p>320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60" calcext:value-type="float">
            <text:p>160</text:p>
          </table:table-cell>
          <table:table-cell office:value-type="float" office:value="320" calcext:value-type="float">
            <text:p>320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92" calcext:value-type="float">
            <text:p>192</text:p>
          </table:table-cell>
          <table:table-cell office:value-type="float" office:value="320" calcext:value-type="float">
            <text:p>320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24" calcext:value-type="float">
            <text:p>224</text:p>
          </table:table-cell>
          <table:table-cell office:value-type="float" office:value="320" calcext:value-type="float">
            <text:p>320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56" calcext:value-type="float">
            <text:p>256</text:p>
          </table:table-cell>
          <table:table-cell office:value-type="float" office:value="320" calcext:value-type="float">
            <text:p>320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88" calcext:value-type="float">
            <text:p>288</text:p>
          </table:table-cell>
          <table:table-cell office:value-type="float" office:value="320" calcext:value-type="float">
            <text:p>320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 office:value-type="float" office:value="320" calcext:value-type="float">
            <text:p>320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52" calcext:value-type="float">
            <text:p>352</text:p>
          </table:table-cell>
          <table:table-cell office:value-type="float" office:value="320" calcext:value-type="float">
            <text:p>320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84" calcext:value-type="float">
            <text:p>384</text:p>
          </table:table-cell>
          <table:table-cell office:value-type="float" office:value="320" calcext:value-type="float">
            <text:p>320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16" calcext:value-type="float">
            <text:p>416</text:p>
          </table:table-cell>
          <table:table-cell office:value-type="float" office:value="320" calcext:value-type="float">
            <text:p>320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448" calcext:value-type="float">
            <text:p>448</text:p>
          </table:table-cell>
          <table:table-cell office:value-type="float" office:value="320" calcext:value-type="float">
            <text:p>320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480" calcext:value-type="float">
            <text:p>48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loor_right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loor_left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352" calcext:value-type="float">
            <text:p>352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352" calcext:value-type="float">
            <text:p>352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96" calcext:value-type="float">
            <text:p>96</text:p>
          </table:table-cell>
          <table:table-cell office:value-type="float" office:value="352" calcext:value-type="float">
            <text:p>352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28" calcext:value-type="float">
            <text:p>128</text:p>
          </table:table-cell>
          <table:table-cell office:value-type="float" office:value="352" calcext:value-type="float">
            <text:p>352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60" calcext:value-type="float">
            <text:p>160</text:p>
          </table:table-cell>
          <table:table-cell office:value-type="float" office:value="352" calcext:value-type="float">
            <text:p>352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92" calcext:value-type="float">
            <text:p>192</text:p>
          </table:table-cell>
          <table:table-cell office:value-type="float" office:value="352" calcext:value-type="float">
            <text:p>352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24" calcext:value-type="float">
            <text:p>224</text:p>
          </table:table-cell>
          <table:table-cell office:value-type="float" office:value="352" calcext:value-type="float">
            <text:p>352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56" calcext:value-type="float">
            <text:p>256</text:p>
          </table:table-cell>
          <table:table-cell office:value-type="float" office:value="352" calcext:value-type="float">
            <text:p>352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88" calcext:value-type="float">
            <text:p>288</text:p>
          </table:table-cell>
          <table:table-cell office:value-type="float" office:value="352" calcext:value-type="float">
            <text:p>352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20" calcext:value-type="float">
            <text:p>320</text:p>
          </table:table-cell>
          <table:table-cell office:value-type="float" office:value="352" calcext:value-type="float">
            <text:p>352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 office:value-type="float" office:value="352" calcext:value-type="float">
            <text:p>352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84" calcext:value-type="float">
            <text:p>384</text:p>
          </table:table-cell>
          <table:table-cell office:value-type="float" office:value="352" calcext:value-type="float">
            <text:p>352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416" calcext:value-type="float">
            <text:p>416</text:p>
          </table:table-cell>
          <table:table-cell office:value-type="float" office:value="352" calcext:value-type="float">
            <text:p>352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48" calcext:value-type="float">
            <text:p>448</text:p>
          </table:table-cell>
          <table:table-cell office:value-type="float" office:value="352" calcext:value-type="float">
            <text:p>352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80" calcext:value-type="float">
            <text:p>480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loor_right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loor_left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2" calcext:value-type="float">
            <text:p>32</text:p>
          </table:table-cell>
          <table:table-cell office:value-type="float" office:value="384" calcext:value-type="float">
            <text:p>384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4" calcext:value-type="float">
            <text:p>64</text:p>
          </table:table-cell>
          <table:table-cell office:value-type="float" office:value="384" calcext:value-type="float">
            <text:p>384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96" calcext:value-type="float">
            <text:p>96</text:p>
          </table:table-cell>
          <table:table-cell office:value-type="float" office:value="384" calcext:value-type="float">
            <text:p>384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28" calcext:value-type="float">
            <text:p>128</text:p>
          </table:table-cell>
          <table:table-cell office:value-type="float" office:value="384" calcext:value-type="float">
            <text:p>384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60" calcext:value-type="float">
            <text:p>160</text:p>
          </table:table-cell>
          <table:table-cell office:value-type="float" office:value="384" calcext:value-type="float">
            <text:p>384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92" calcext:value-type="float">
            <text:p>192</text:p>
          </table:table-cell>
          <table:table-cell office:value-type="float" office:value="384" calcext:value-type="float">
            <text:p>384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24" calcext:value-type="float">
            <text:p>224</text:p>
          </table:table-cell>
          <table:table-cell office:value-type="float" office:value="384" calcext:value-type="float">
            <text:p>384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56" calcext:value-type="float">
            <text:p>256</text:p>
          </table:table-cell>
          <table:table-cell office:value-type="float" office:value="384" calcext:value-type="float">
            <text:p>384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88" calcext:value-type="float">
            <text:p>288</text:p>
          </table:table-cell>
          <table:table-cell office:value-type="float" office:value="384" calcext:value-type="float">
            <text:p>384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20" calcext:value-type="float">
            <text:p>320</text:p>
          </table:table-cell>
          <table:table-cell office:value-type="float" office:value="384" calcext:value-type="float">
            <text:p>384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52" calcext:value-type="float">
            <text:p>352</text:p>
          </table:table-cell>
          <table:table-cell office:value-type="float" office:value="384" calcext:value-type="float">
            <text:p>384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 office:value-type="float" office:value="384" calcext:value-type="float">
            <text:p>384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16" calcext:value-type="float">
            <text:p>416</text:p>
          </table:table-cell>
          <table:table-cell office:value-type="float" office:value="384" calcext:value-type="float">
            <text:p>384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48" calcext:value-type="float">
            <text:p>448</text:p>
          </table:table-cell>
          <table:table-cell office:value-type="float" office:value="384" calcext:value-type="float">
            <text:p>384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80" calcext:value-type="float">
            <text:p>480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loor_right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416" calcext:value-type="float">
            <text:p>416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loor_left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2" calcext:value-type="float">
            <text:p>32</text:p>
          </table:table-cell>
          <table:table-cell office:value-type="float" office:value="416" calcext:value-type="float">
            <text:p>416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64" calcext:value-type="float">
            <text:p>64</text:p>
          </table:table-cell>
          <table:table-cell office:value-type="float" office:value="416" calcext:value-type="float">
            <text:p>416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96" calcext:value-type="float">
            <text:p>96</text:p>
          </table:table-cell>
          <table:table-cell office:value-type="float" office:value="416" calcext:value-type="float">
            <text:p>416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28" calcext:value-type="float">
            <text:p>128</text:p>
          </table:table-cell>
          <table:table-cell office:value-type="float" office:value="416" calcext:value-type="float">
            <text:p>416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60" calcext:value-type="float">
            <text:p>160</text:p>
          </table:table-cell>
          <table:table-cell office:value-type="float" office:value="416" calcext:value-type="float">
            <text:p>416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92" calcext:value-type="float">
            <text:p>192</text:p>
          </table:table-cell>
          <table:table-cell office:value-type="float" office:value="416" calcext:value-type="float">
            <text:p>416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24" calcext:value-type="float">
            <text:p>224</text:p>
          </table:table-cell>
          <table:table-cell office:value-type="float" office:value="416" calcext:value-type="float">
            <text:p>416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56" calcext:value-type="float">
            <text:p>256</text:p>
          </table:table-cell>
          <table:table-cell office:value-type="float" office:value="416" calcext:value-type="float">
            <text:p>416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88" calcext:value-type="float">
            <text:p>288</text:p>
          </table:table-cell>
          <table:table-cell office:value-type="float" office:value="416" calcext:value-type="float">
            <text:p>416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320" calcext:value-type="float">
            <text:p>320</text:p>
          </table:table-cell>
          <table:table-cell office:value-type="float" office:value="416" calcext:value-type="float">
            <text:p>416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52" calcext:value-type="float">
            <text:p>352</text:p>
          </table:table-cell>
          <table:table-cell office:value-type="float" office:value="416" calcext:value-type="float">
            <text:p>416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84" calcext:value-type="float">
            <text:p>384</text:p>
          </table:table-cell>
          <table:table-cell office:value-type="float" office:value="416" calcext:value-type="float">
            <text:p>416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" office:value-type="float" office:value="416" calcext:value-type="float">
            <text:p>416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448" calcext:value-type="float">
            <text:p>448</text:p>
          </table:table-cell>
          <table:table-cell office:value-type="float" office:value="416" calcext:value-type="float">
            <text:p>416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480" calcext:value-type="float">
            <text:p>480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loor_right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448" calcext:value-type="float">
            <text:p>448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loor_left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2" calcext:value-type="float">
            <text:p>32</text:p>
          </table:table-cell>
          <table:table-cell office:value-type="float" office:value="448" calcext:value-type="float">
            <text:p>448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64" calcext:value-type="float">
            <text:p>64</text:p>
          </table:table-cell>
          <table:table-cell office:value-type="float" office:value="448" calcext:value-type="float">
            <text:p>448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96" calcext:value-type="float">
            <text:p>96</text:p>
          </table:table-cell>
          <table:table-cell office:value-type="float" office:value="448" calcext:value-type="float">
            <text:p>448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28" calcext:value-type="float">
            <text:p>128</text:p>
          </table:table-cell>
          <table:table-cell office:value-type="float" office:value="448" calcext:value-type="float">
            <text:p>448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60" calcext:value-type="float">
            <text:p>160</text:p>
          </table:table-cell>
          <table:table-cell office:value-type="float" office:value="448" calcext:value-type="float">
            <text:p>448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92" calcext:value-type="float">
            <text:p>192</text:p>
          </table:table-cell>
          <table:table-cell office:value-type="float" office:value="448" calcext:value-type="float">
            <text:p>448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24" calcext:value-type="float">
            <text:p>224</text:p>
          </table:table-cell>
          <table:table-cell office:value-type="float" office:value="448" calcext:value-type="float">
            <text:p>448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56" calcext:value-type="float">
            <text:p>256</text:p>
          </table:table-cell>
          <table:table-cell office:value-type="float" office:value="448" calcext:value-type="float">
            <text:p>448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88" calcext:value-type="float">
            <text:p>288</text:p>
          </table:table-cell>
          <table:table-cell office:value-type="float" office:value="448" calcext:value-type="float">
            <text:p>448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20" calcext:value-type="float">
            <text:p>320</text:p>
          </table:table-cell>
          <table:table-cell office:value-type="float" office:value="448" calcext:value-type="float">
            <text:p>448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52" calcext:value-type="float">
            <text:p>352</text:p>
          </table:table-cell>
          <table:table-cell office:value-type="float" office:value="448" calcext:value-type="float">
            <text:p>448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384" calcext:value-type="float">
            <text:p>384</text:p>
          </table:table-cell>
          <table:table-cell office:value-type="float" office:value="448" calcext:value-type="float">
            <text:p>448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416" calcext:value-type="float">
            <text:p>416</text:p>
          </table:table-cell>
          <table:table-cell office:value-type="float" office:value="448" calcext:value-type="float">
            <text:p>448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2" office:value-type="float" office:value="448" calcext:value-type="float">
            <text:p>448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480" calcext:value-type="float">
            <text:p>480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loor_right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loor_left_bottom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32" calcext:value-type="float">
            <text:p>32</text:p>
          </table:table-cell>
          <table:table-cell office:value-type="float" office:value="480" calcext:value-type="float">
            <text:p>48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_bottom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64" calcext:value-type="float">
            <text:p>64</text:p>
          </table:table-cell>
          <table:table-cell office:value-type="float" office:value="480" calcext:value-type="float">
            <text:p>48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_bottom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96" calcext:value-type="float">
            <text:p>96</text:p>
          </table:table-cell>
          <table:table-cell office:value-type="float" office:value="480" calcext:value-type="float">
            <text:p>48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_bottom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28" calcext:value-type="float">
            <text:p>128</text:p>
          </table:table-cell>
          <table:table-cell office:value-type="float" office:value="480" calcext:value-type="float">
            <text:p>48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_bottom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60" calcext:value-type="float">
            <text:p>160</text:p>
          </table:table-cell>
          <table:table-cell office:value-type="float" office:value="480" calcext:value-type="float">
            <text:p>48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_bottom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92" calcext:value-type="float">
            <text:p>192</text:p>
          </table:table-cell>
          <table:table-cell office:value-type="float" office:value="480" calcext:value-type="float">
            <text:p>48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_bottom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24" calcext:value-type="float">
            <text:p>224</text:p>
          </table:table-cell>
          <table:table-cell office:value-type="float" office:value="480" calcext:value-type="float">
            <text:p>48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_bottom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56" calcext:value-type="float">
            <text:p>256</text:p>
          </table:table-cell>
          <table:table-cell office:value-type="float" office:value="480" calcext:value-type="float">
            <text:p>48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_bottom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88" calcext:value-type="float">
            <text:p>288</text:p>
          </table:table-cell>
          <table:table-cell office:value-type="float" office:value="480" calcext:value-type="float">
            <text:p>48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_bottom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20" calcext:value-type="float">
            <text:p>320</text:p>
          </table:table-cell>
          <table:table-cell office:value-type="float" office:value="480" calcext:value-type="float">
            <text:p>48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_bottom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352" calcext:value-type="float">
            <text:p>352</text:p>
          </table:table-cell>
          <table:table-cell office:value-type="float" office:value="480" calcext:value-type="float">
            <text:p>48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_bottom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84" calcext:value-type="float">
            <text:p>384</text:p>
          </table:table-cell>
          <table:table-cell office:value-type="float" office:value="480" calcext:value-type="float">
            <text:p>48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_bottom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416" calcext:value-type="float">
            <text:p>416</text:p>
          </table:table-cell>
          <table:table-cell office:value-type="float" office:value="480" calcext:value-type="float">
            <text:p>48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_bottom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448" calcext:value-type="float">
            <text:p>448</text:p>
          </table:table-cell>
          <table:table-cell office:value-type="float" office:value="480" calcext:value-type="float">
            <text:p>48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_bottom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2" office:value-type="float" office:value="480" calcext:value-type="float">
            <text:p>48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or_right_botto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048" meta:object-count="0"/>
    <meta:generator>LibreOffice/4.1.5.3$MacOSX_x86 LibreOffice_project/1c1366bba2ba2b554cd2ca4d87c06da81c05d24</meta:generator>
  </office:meta>
</office:document-meta>
</file>